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51640"/>
    </style:style>
    <style:style style:name="P2" style:family="paragraph" style:parent-style-name="List_20_Paragraph" style:list-style-name="WWNum2">
      <style:text-properties officeooo:paragraph-rsid="00151640"/>
    </style:style>
    <style:style style:name="P3" style:family="paragraph" style:parent-style-name="List_20_Paragraph">
      <style:text-properties officeooo:paragraph-rsid="00151640"/>
    </style:style>
    <style:style style:name="P4" style:family="paragraph" style:parent-style-name="List_20_Paragraph" style:list-style-name="WWNum1" style:master-page-name="Standard">
      <style:paragraph-properties style:page-number="auto"/>
      <style:text-properties officeooo:paragraph-rsid="00151640"/>
    </style:style>
    <style:style style:name="P5" style:family="paragraph" style:parent-style-name="Standard">
      <style:text-properties officeooo:paragraph-rsid="00151640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51640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font-style="italic" fo:font-weight="bold" officeooo:paragraph-rsid="00151640" style:font-name-asian="Times New Roman" style:font-size-asian="10pt" style:font-style-asian="italic" style:font-weight-asian="bold" style:font-name-complex="Courier New2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size="10pt" fo:font-style="italic" fo:font-weight="bold" style:font-name-asian="Times New Roman" style:font-size-asian="10pt" style:font-style-asian="italic" style:font-weight-asian="bold" style:font-name-complex="Courier New2" style:font-size-complex="10pt"/>
    </style:style>
    <style:style style:name="T3" style:family="text">
      <style:text-properties officeooo:rsid="001516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4055608632519843" text:style-name="WWNum1">
        <text:list-item>
          <text:p text:style-name="P4">Introduction</text:p>
        </text:list-item>
      </text:list>
      <text:p text:style-name="P5"><text:tab/>YACC is a unix utility which parses a stream of token, which are generated by lex <text:tab/>according to user requirement. YACC provides a general tool for imposing structure on the <text:tab/>input to a computer program. </text:p>
      <text:p text:style-name="P5"/>
      <text:list xml:id="list82359811652006" text:continue-numbering="true" text:style-name="WWNum1">
        <text:list-item>
          <text:p text:style-name="P1">Structure of YACC file</text:p>
        </text:list-item>
      </text:list>
      <text:p text:style-name="P5"><text:tab/>same as lex, <text:span text:style-name="T3">3 components:-</text:span> </text:p>
      <text:p text:style-name="P5"><text:tab/>%<text:span text:style-name="T3">{</text:span></text:p>
      <text:p text:style-name="P5"><text:tab/>...definitions <text:span text:style-name="T3">(Here we can declare our specifications.)</text:span>...</text:p>
      <text:p text:style-name="P5"><text:tab/>%<text:span text:style-name="T3">}</text:span></text:p>
      <text:p text:style-name="P5"><text:tab/>%%</text:p>
      <text:p text:style-name="P5"><text:tab/></text:p>
      <text:p text:style-name="P5"><text:tab/>...rules <text:span text:style-name="T3">(According to our definitions we can use that to form a rule. Eg: integer -&gt; {[0-<text:tab/>9]}*)</text:span>...</text:p>
      <text:p text:style-name="P5"><text:tab/></text:p>
      <text:p text:style-name="P5"><text:tab/>%%</text:p>
      <text:p text:style-name="P5"><text:tab/>...code <text:span text:style-name="T3">(Here our C code occurs. We can write our C code according to our application )</text:span>...</text:p>
      <text:p text:style-name="P3"/>
      <text:p text:style-name="P3"/>
      <text:list xml:id="list82359686670550" text:continue-numbering="true" text:style-name="WWNum1">
        <text:list-item>
          <text:p text:style-name="P1">Lex and YACC interaction</text:p>
        </text:list-item>
      </text:list>
      <text:p text:style-name="P3">Lex provides input string o<text:span text:style-name="T3">f </text:span>tokens to YACC. YACC accepts it and parses it according to the given instruction. </text:p>
      <text:p text:style-name="P3">Until lex continue to provide inputs YACC parses and continue to call the yylex routine. Yylex routine does all the things which are written in the <text:span text:style-name="T1">rules</text:span> section. </text:p>
      <text:p text:style-name="P5"/>
      <text:list xml:id="list82360290587722" text:continue-numbering="true" text:style-name="WWNum1">
        <text:list-item>
          <text:p text:style-name="P1">Example program of a calculator</text:p>
        </text:list-item>
      </text:list>
      <text:p text:style-name="P3"/>
      <text:p text:style-name="P6"><text:span text:style-name="T2">%{</text:span></text:p>
      <text:p text:style-name="P6"><text:span text:style-name="T2"># <text:s/>include <text:s/>&lt;stdio.h&gt;</text:span></text:p>
      <text:p text:style-name="P6"><text:span text:style-name="T2"># <text:s/>include <text:s/>&lt;ctype.h&gt;</text:span></text:p>
      <text:p text:style-name="P7"/>
      <text:p text:style-name="P6"><text:span text:style-name="T2">int <text:s/>regs[26];</text:span></text:p>
      <text:p text:style-name="P6"><text:span text:style-name="T2">int <text:s/>base;</text:span></text:p>
      <text:p text:style-name="P7"/>
      <text:p text:style-name="P6"><text:span text:style-name="T2">%}</text:span></text:p>
      <text:p text:style-name="P7"/>
      <text:p text:style-name="P6"><text:span text:style-name="T2">%start <text:s/>list</text:span></text:p>
      <text:p text:style-name="P7"/>
      <text:p text:style-name="P6"><text:span text:style-name="T2">%token <text:s/>DIGIT <text:s/>LETTER</text:span></text:p>
      <text:p text:style-name="P7"/>
      <text:p text:style-name="P6"><text:span text:style-name="T2">%left <text:s/>'|'</text:span></text:p>
      <text:p text:style-name="P6"><text:span text:style-name="T2">%left <text:s/>'&amp;'</text:span></text:p>
      <text:p text:style-name="P6"><text:span text:style-name="T2">%left <text:s/>'+' <text:s/>'-'</text:span></text:p>
      <text:p text:style-name="P6"><text:span text:style-name="T2">%left <text:s/>'*' <text:s/>'/' <text:s/>'%'</text:span></text:p>
      <text:p text:style-name="P6"><text:span text:style-name="T2">%left <text:s/>UMINUS <text:s text:c="5"/>/* <text:s/>supplies <text:s/>precedence <text:s/>for <text:s/>unary <text:s/>minus <text:s/>*/</text:span></text:p>
      <text:p text:style-name="P7"/>
      <text:p text:style-name="P6"><text:span text:style-name="T2">%% <text:s text:c="5"/>/* <text:s/>beginning <text:s/>of <text:s/>rules <text:s/>section <text:s/>*/</text:span></text:p>
      <text:p text:style-name="P7"/>
      <text:p text:style-name="P6"><text:span text:style-name="T2">list : <text:s text:c="3"/>/* <text:s/>empty <text:s/>*/</text:span></text:p>
      <text:p text:style-name="P6"><text:span text:style-name="T2"><text:s text:c="5"/>| <text:s text:c="3"/>list <text:s/>stat <text:s/>'\n'</text:span></text:p>
      <text:p text:style-name="P6"><text:span text:style-name="T2"><text:s text:c="5"/>| <text:s text:c="3"/>list <text:s/>error <text:s/>'\n'</text:span></text:p>
      <text:p text:style-name="P6"><text:span text:style-name="T2"><text:s text:c="15"/>{ <text:s text:c="3"/>yyerrok; <text:s/>}</text:span></text:p>
      <text:p text:style-name="P6"><text:span text:style-name="T2"><text:s text:c="5"/>;</text:span></text:p>
      <text:p text:style-name="P7"/>
      <text:p text:style-name="P6"><text:soft-page-break/><text:span text:style-name="T2">stat : <text:s text:c="3"/>expr</text:span></text:p>
      <text:p text:style-name="P6"><text:span text:style-name="T2"><text:s text:c="15"/>{ <text:s text:c="3"/>printf( "%d\n", $1 ); <text:s/>}</text:span></text:p>
      <text:p text:style-name="P6"><text:span text:style-name="T2"><text:s text:c="5"/>| <text:s text:c="3"/>LETTER <text:s/>'=' <text:s/>expr</text:span></text:p>
      <text:p text:style-name="P6"><text:span text:style-name="T2"><text:s text:c="15"/>{ <text:s text:c="3"/>regs[$1] <text:s/>= <text:s/>$3; <text:s/>}</text:span></text:p>
      <text:p text:style-name="P6"><text:span text:style-name="T2"><text:s text:c="5"/>;</text:span></text:p>
      <text:p text:style-name="P7"/>
      <text:p text:style-name="P7"/>
      <text:p text:style-name="P6"><text:span text:style-name="T2">expr : <text:s text:c="3"/>'(' <text:s/>expr <text:s/>')'</text:span></text:p>
      <text:p text:style-name="P6"><text:span text:style-name="T2"><text:s text:c="15"/>{ <text:s text:c="3"/>$$ <text:s/>= <text:s/>$2; <text:s/>}</text:span></text:p>
      <text:p text:style-name="P6"><text:span text:style-name="T2"><text:s text:c="5"/>| <text:s text:c="3"/>expr <text:s/>'+' <text:s/>expr</text:span></text:p>
      <text:p text:style-name="P6"><text:span text:style-name="T2"><text:s text:c="15"/>{ <text:s text:c="3"/>$$ <text:s/>= <text:s/>$1 <text:s/>+ <text:s/>$3; <text:s/>}</text:span></text:p>
      <text:p text:style-name="P6"><text:span text:style-name="T2"><text:s text:c="5"/>| <text:s text:c="3"/>expr <text:s/>'-' <text:s/>expr</text:span></text:p>
      <text:p text:style-name="P6"><text:span text:style-name="T2"><text:s text:c="15"/>{ <text:s text:c="3"/>$$ <text:s/>= <text:s/>$1 <text:s/>- <text:s/>$3; <text:s/>}</text:span></text:p>
      <text:p text:style-name="P6"><text:span text:style-name="T2"><text:s text:c="5"/>| <text:s text:c="3"/>expr <text:s/>'*' <text:s/>expr</text:span></text:p>
      <text:p text:style-name="P6"><text:span text:style-name="T2"><text:s text:c="15"/>{ <text:s text:c="3"/>$$ <text:s/>= <text:s/>$1 <text:s/>* <text:s/>$3; <text:s/>}</text:span></text:p>
      <text:p text:style-name="P6"><text:span text:style-name="T2"><text:s text:c="5"/>| <text:s text:c="3"/>expr <text:s/>'/' <text:s/>expr</text:span></text:p>
      <text:p text:style-name="P6"><text:span text:style-name="T2"><text:s text:c="15"/>{ <text:s text:c="3"/>$$ <text:s/>= <text:s/>$1 <text:s/>/ <text:s/>$3; <text:s/>}</text:span></text:p>
      <text:p text:style-name="P6"><text:span text:style-name="T2"><text:s text:c="5"/>| <text:s text:c="3"/>expr <text:s/>'%' <text:s/>expr</text:span></text:p>
      <text:p text:style-name="P6"><text:span text:style-name="T2"><text:s text:c="15"/>{ <text:s text:c="3"/>$$ <text:s/>= <text:s/>$1 <text:s/>% <text:s/>$3; <text:s/>}</text:span></text:p>
      <text:p text:style-name="P6"><text:span text:style-name="T2"><text:s text:c="5"/>| <text:s text:c="3"/>expr <text:s/>'&amp;' <text:s/>expr</text:span></text:p>
      <text:p text:style-name="P6"><text:span text:style-name="T2"><text:s text:c="15"/>{ <text:s text:c="3"/>$$ <text:s/>= <text:s/>$1 <text:s/>&amp; <text:s/>$3; <text:s/>}</text:span></text:p>
      <text:p text:style-name="P6"><text:span text:style-name="T2"><text:s text:c="5"/>| <text:s text:c="3"/>expr <text:s/>'|' <text:s/>expr</text:span></text:p>
      <text:p text:style-name="P6"><text:span text:style-name="T2"><text:s text:c="15"/>{ <text:s text:c="3"/>$$ <text:s/>= <text:s/>$1 <text:s/>| <text:s/>$3; <text:s/>}</text:span></text:p>
      <text:p text:style-name="P6"><text:span text:style-name="T2"><text:s text:c="5"/>| <text:s text:c="3"/>'-' <text:s/>expr <text:s text:c="7"/>%prec <text:s/>UMINUS</text:span></text:p>
      <text:p text:style-name="P6"><text:span text:style-name="T2"><text:s text:c="15"/>{ <text:s text:c="3"/>$$ <text:s/>= <text:s/>- <text:s/>$2; <text:s/>}</text:span></text:p>
      <text:p text:style-name="P6"><text:span text:style-name="T2"><text:s text:c="5"/>| <text:s text:c="3"/>LETTER</text:span></text:p>
      <text:p text:style-name="P6"><text:span text:style-name="T2"><text:s text:c="15"/>{ <text:s text:c="3"/>$$ <text:s/>= <text:s/>regs[$1]; <text:s/>}</text:span></text:p>
      <text:p text:style-name="P6"><text:span text:style-name="T2"><text:s text:c="5"/>| <text:s text:c="3"/>number</text:span></text:p>
      <text:p text:style-name="P6"><text:span text:style-name="T2"><text:s text:c="5"/>;</text:span></text:p>
      <text:p text:style-name="P7"/>
      <text:p text:style-name="P6"><text:span text:style-name="T2">number <text:s text:c="3"/>: <text:s text:c="3"/>DIGIT</text:span></text:p>
      <text:p text:style-name="P6"><text:span text:style-name="T2"><text:s text:c="15"/>{ <text:s text:c="3"/>$$ = $1; <text:s text:c="3"/>base <text:s/>= <text:s/>($1==0) <text:s/>? <text:s/>8 <text:s/>: <text:s/>10; <text:s/>}</text:span></text:p>
      <text:p text:style-name="P6"><text:span text:style-name="T2"><text:s text:c="5"/>| <text:s text:c="3"/>number <text:s/>DIGIT</text:span></text:p>
      <text:p text:style-name="P6"><text:span text:style-name="T2"><text:s text:c="15"/>{ <text:s text:c="3"/>$$ <text:s/>= <text:s/>base * $1 <text:s/>+ <text:s/>$2; <text:s/>}</text:span></text:p>
      <text:p text:style-name="P6"><text:span text:style-name="T2"><text:s text:c="5"/>;</text:span></text:p>
      <text:p text:style-name="P7"/>
      <text:p text:style-name="P6"><text:span text:style-name="T2">%% <text:s text:c="5"/>/* <text:s/>start <text:s/>of <text:s/>programs <text:s/>*/</text:span></text:p>
      <text:p text:style-name="P7"/>
      <text:p text:style-name="P6"><text:span text:style-name="T2">yylex() { <text:s text:c="5"/>/* <text:s/>lexical <text:s/>analysis <text:s/>routine <text:s/>*/</text:span></text:p>
      <text:p text:style-name="P6"><text:span text:style-name="T2"><text:s text:c="14"/>/* <text:s/>returns <text:s/>LETTER <text:s/>for <text:s/>a <text:s/>lower <text:s/>case <text:s/>letter, <text:s/>yylval = 0 <text:s/>through <text:s/>25 <text:s/>*/</text:span></text:p>
      <text:p text:style-name="P6"><text:span text:style-name="T2"><text:s text:c="14"/>/* <text:s/>return <text:s/>DIGIT <text:s/>for <text:s/>a <text:s/>digit, <text:s/>yylval = 0 <text:s/>through <text:s/>9 <text:s/>*/</text:span></text:p>
      <text:p text:style-name="P6"><text:span text:style-name="T2"><text:s text:c="14"/>/* <text:s/>all <text:s/>other <text:s/>characters <text:s/>are <text:s/>returned <text:s/>immediately <text:s/>*/</text:span></text:p>
      <text:p text:style-name="P7"/>
      <text:p text:style-name="P6"><text:span text:style-name="T2"><text:s text:c="5"/>int <text:s/>c;</text:span></text:p>
      <text:p text:style-name="P7"/>
      <text:p text:style-name="P6"><text:span text:style-name="T2"><text:s text:c="5"/>while( <text:s/>(c=getchar()) <text:s/>== <text:s/>' ' <text:s/>) <text:s/>{/* <text:s/>skip <text:s/>blanks <text:s/>*/ <text:s/>}</text:span></text:p>
      <text:p text:style-name="P7"/>
      <text:p text:style-name="P6"><text:span text:style-name="T2"><text:s text:c="5"/>/* <text:s/>c <text:s/>is <text:s/>now <text:s/>nonblank <text:s/>*/</text:span></text:p>
      <text:p text:style-name="P7"/>
      <text:p text:style-name="P6"><text:span text:style-name="T2"><text:s text:c="5"/>if( <text:s/>islower( <text:s/>c <text:s/>) <text:s/>) <text:s/>{</text:span></text:p>
      <text:p text:style-name="P6"><text:span text:style-name="T2"><text:s text:c="10"/>yylval <text:s/>= <text:s/>c <text:s/>- <text:s/>'a';</text:span></text:p>
      <text:p text:style-name="P6"><text:span text:style-name="T2"><text:s text:c="10"/>return <text:s/>( <text:s/>LETTER <text:s/>);</text:span></text:p>
      <text:p text:style-name="P6"><text:span text:style-name="T2"><text:s text:c="10"/>}</text:span></text:p>
      <text:p text:style-name="P6"><text:span text:style-name="T2"><text:s text:c="5"/>if( <text:s/>isdigit( <text:s/>c <text:s/>) <text:s/>) <text:s/>{</text:span></text:p>
      <text:p text:style-name="P6"><text:span text:style-name="T2"><text:s text:c="10"/>yylval <text:s/>= <text:s/>c <text:s/>- <text:s/>'0';</text:span></text:p>
      <text:p text:style-name="P6"><text:span text:style-name="T2"><text:s text:c="10"/>return( <text:s/>DIGIT <text:s/>);</text:span></text:p>
      <text:p text:style-name="P6"><text:span text:style-name="T2"><text:s text:c="10"/>}</text:span></text:p>
      <text:p text:style-name="P6"><text:span text:style-name="T2"><text:s text:c="5"/>return( <text:s/>c <text:s/>);</text:span></text:p>
      <text:p text:style-name="P6"><text:span text:style-name="T2"><text:s text:c="5"/>}</text:span></text:p>
      <text:p text:style-name="P3"/>
      <text:p text:style-name="P5">This programs takes ‘a’ to ‘z’ in the register. It does accept the arithmetic operations, bit-wise <text:soft-page-break/>operations, mode operation and assignment operation. This program shows the precedence and removes the ambiguity. It also demonstrates the simple error recovery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08:13:02.451023734</meta:creation-date>
    <dc:date>2015-02-20T08:23:58.648401993</dc:date>
    <meta:editing-duration>P0D</meta:editing-duration>
    <meta:editing-cycles>1</meta:editing-cycles>
    <meta:document-statistic meta:table-count="0" meta:image-count="0" meta:object-count="0" meta:page-count="3" meta:paragraph-count="87" meta:word-count="506" meta:character-count="3125" meta:non-whitespace-character-count="1913"/>
    <meta:generator>LibreOffice/4.2.6.3$Linux_x86 LibreOffice_project/420m0$Build-3</meta:generator>
  </office:meta>
</office:document-meta>
</file>